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265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iff.pkpm.pretendwebdoesnotexist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&amp;$</text:p>
          </table:table-cell>
          <table:table-cell table:style-name="Default" office:value-type="string" calcext:value-type="string">
            <text:p>V2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&amp;$</text:p>
          </table:table-cell>
          <table:table-cell office:value-type="float" office:value="0.0000807017080115167" calcext:value-type="float">
            <text:p>8.07E-05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NA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0155</text:p>
          </table:table-cell>
          <table:table-cell office:value-type="string" calcext:value-type="string">
            <text:p>&amp;$</text:p>
          </table:table-cell>
          <table:table-cell office:value-type="float" office:value="0.000333059032280291" calcext:value-type="float">
            <text:p>3.33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regulation of cell adhes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2764</text:p>
          </table:table-cell>
          <table:table-cell office:value-type="string" calcext:value-type="string">
            <text:p>&amp;$</text:p>
          </table:table-cell>
          <table:table-cell office:value-type="float" office:value="0.000334246938988672" calcext:value-type="float">
            <text:p>3.34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immune response-regulating signaling pathwa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4754</text:p>
          </table:table-cell>
          <table:table-cell office:value-type="string" calcext:value-type="string">
            <text:p>&amp;$</text:p>
          </table:table-cell>
          <table:table-cell office:value-type="float" office:value="0.000342113527301956" calcext:value-type="float">
            <text:p>3.42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ellular hormone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&amp;$</text:p>
          </table:table-cell>
          <table:table-cell office:value-type="float" office:value="0.000972011394663633" calcext:value-type="float">
            <text:p>9.72E-04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heterocycle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61061</text:p>
          </table:table-cell>
          <table:table-cell office:value-type="string" calcext:value-type="string">
            <text:p>&amp;$</text:p>
          </table:table-cell>
          <table:table-cell office:value-type="float" office:value="0.0010166673755565" calcext:value-type="float">
            <text:p>1.0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muscle structure developm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3303</text:p>
          </table:table-cell>
          <table:table-cell office:value-type="string" calcext:value-type="string">
            <text:p>&amp;$</text:p>
          </table:table-cell>
          <table:table-cell office:value-type="float" office:value="0.00101928281825783" calcext:value-type="float">
            <text:p>1.0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mast cell degranul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&amp;$</text:p>
          </table:table-cell>
          <table:table-cell office:value-type="float" office:value="0.00148894549116566" calcext:value-type="float">
            <text:p>1.49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organic cyclic compound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2065</text:p>
          </table:table-cell>
          <table:table-cell office:value-type="string" calcext:value-type="string">
            <text:p>&amp;$</text:p>
          </table:table-cell>
          <table:table-cell office:value-type="float" office:value="0.00154727297326403" calcext:value-type="float">
            <text:p>1.5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columnar/cuboidal epithelial cell different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&amp;$</text:p>
          </table:table-cell>
          <table:table-cell office:value-type="float" office:value="0.00165346789855241" calcext:value-type="float">
            <text:p>1.6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aromatic compound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2533</text:p>
          </table:table-cell>
          <table:table-cell office:value-type="string" calcext:value-type="string">
            <text:p>&amp;$</text:p>
          </table:table-cell>
          <table:table-cell office:value-type="float" office:value="0.00167089382245055" calcext:value-type="float">
            <text:p>1.6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intracellular signal transduc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60037</text:p>
          </table:table-cell>
          <table:table-cell office:value-type="string" calcext:value-type="string">
            <text:p>&amp;$</text:p>
          </table:table-cell>
          <table:table-cell office:value-type="float" office:value="0.00190874456999795" calcext:value-type="float">
            <text:p>1.9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haryngeal system developm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1615</text:p>
          </table:table-cell>
          <table:table-cell office:value-type="string" calcext:value-type="string">
            <text:p>&amp;$</text:p>
          </table:table-cell>
          <table:table-cell office:value-type="float" office:value="0.00203481674078726" calcext:value-type="float">
            <text:p>2.03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organic hydroxy compound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2001244</text:p>
          </table:table-cell>
          <table:table-cell office:value-type="string" calcext:value-type="string">
            <text:p>&amp;$</text:p>
          </table:table-cell>
          <table:table-cell office:value-type="float" office:value="0.0024168047516308" calcext:value-type="float">
            <text:p>2.4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intrinsic apoptotic signaling pathwa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5596</text:p>
          </table:table-cell>
          <table:table-cell office:value-type="string" calcext:value-type="string">
            <text:p>&amp;$</text:p>
          </table:table-cell>
          <table:table-cell office:value-type="float" office:value="0.00242396308996955" calcext:value-type="float">
            <text:p>2.42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negative regulation of cell different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60537</text:p>
          </table:table-cell>
          <table:table-cell office:value-type="string" calcext:value-type="string">
            <text:p>&amp;$</text:p>
          </table:table-cell>
          <table:table-cell office:value-type="float" office:value="0.00330529019071775" calcext:value-type="float">
            <text:p>3.31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muscle tissue developmen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4308</text:p>
          </table:table-cell>
          <table:table-cell office:value-type="string" calcext:value-type="string">
            <text:p>&amp;$</text:p>
          </table:table-cell>
          <table:table-cell office:value-type="float" office:value="0.00356277445396443" calcext:value-type="float">
            <text:p>3.5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rimary alcohol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70661</text:p>
          </table:table-cell>
          <table:table-cell office:value-type="string" calcext:value-type="string">
            <text:p>&amp;$</text:p>
          </table:table-cell>
          <table:table-cell office:value-type="float" office:value="0.00364673417085599" calcext:value-type="float">
            <text:p>3.65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leukocyte prolifer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2418</text:p>
          </table:table-cell>
          <table:table-cell office:value-type="string" calcext:value-type="string">
            <text:p>&amp;$</text:p>
          </table:table-cell>
          <table:table-cell office:value-type="float" office:value="0.00366820319888961" calcext:value-type="float">
            <text:p>3.67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lysosome localiz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10562</text:p>
          </table:table-cell>
          <table:table-cell office:value-type="string" calcext:value-type="string">
            <text:p>&amp;$</text:p>
          </table:table-cell>
          <table:table-cell office:value-type="float" office:value="0.00396492216737999" calcext:value-type="float">
            <text:p>3.96E-03</text:p>
          </table:table-cell>
          <table:table-cell office:value-type="string" calcext:value-type="string">
            <text:p>$&amp;</text:p>
          </table:table-cell>
          <table:table-cell office:value-type="string" calcext:value-type="string">
            <text:p>positive regulation of phosphorus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$&amp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$&amp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08:08:34.288092038</dc:date>
    <meta:editing-duration>PT8H26M52S</meta:editing-duration>
    <meta:editing-cycles>1</meta:editing-cycles>
    <meta:document-statistic meta:table-count="1" meta:cell-count="128" meta:object-count="0"/>
    <meta:generator>LibreOffice/6.0.6.2$Linux_X86_64 LibreOffice_project/00m0$Build-2</meta:generator>
  </office:meta>
</office:document-meta>
</file>